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PortalService.setApplicationContext( ApplicationContext ap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PortalService.getServic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